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I. Lyon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3</text:p>
      <text:p text:style-name="P5">Date (derived from Gregorian calendar)<text:tab/>26 February 1873</text:p>
      <text:p text:style-name="P5">Month<text:tab/><text:tab/><text:tab/><text:tab/><text:tab/><text:tab/>February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Seven West Nineteenth Street/</text:span></text:p>
      <text:p text:style-name="P3"><text:span text:style-name="T1">New York Febry. 26</text:span><text:span text:style-name="T2">Th</text:span><text:span text:style-name="T1"> 5633./</text:span></text:p>
      <text:p text:style-name="P2"><text:span text:style-name="T1">Rev. S. Morais./</text:span></text:p>
      <text:p text:style-name="P2"><text:span text:style-name="T1"><text:tab/>Respected Friend./</text:span></text:p>
      <text:p text:style-name="P2"><text:span text:style-name="T1"><text:tab/><text:tab/>I am asked to marry a/ couple on Wednesday [Hebrew] 26</text:span><text:span text:style-name="T2">th</text:span><text:span text:style-name="T1">, three days/ after [Hebrew]. <text:s/>In some congregations, it appears,/ weddings are celebrated during the days of/ [Hebrew] after [Hebrew] up to and including the days of/ [Hebrew], Such, as our mutual friend Rev. S./ M Isaacs informs me, is the practise[sic] in his/ Congregation. <text:s/>But having heard that this/ is also the custom among the [Hebrew] in Italy/ and in the Levant, I take the liberty of/ asking you to inform me if such is the case;/ at the same time, if you will favor me with/ your views, and state by what [Hebrew] you are/ governed, you will greatly oblige me. <text:s/>I/ realise[sic] the importance of any act. on my part,/ that might make me responsible for future/ innovations, but fear also, lest in my/</text:span></text:p>
      <text:p text:style-name="P2"><text:span text:style-name="T1"/></text:p>
      <text:p text:style-name="P2"><text:span text:style-name="T1">[Page 2]</text:span></text:p>
      <text:p text:style-name="P2"><text:span text:style-name="T1">extreme timidity I increase the burden,/ and as in this instance unnecessarily/ make [Hebrew] a case that others freely/ permit. <text:s/>Mrs Lyons joins with me/ in kind regards and best wishes for/ your continued health and usefulness./ <text:s/>I trust you will pardon my liberty/ thus intruding on your valuable time/ Begging for an early reply, if possible/ before Sabbath, I remain/</text:span></text:p>
      <text:p text:style-name="P2"><text:span text:style-name="T1"><text:tab/>Respected Friend/</text:span></text:p>
      <text:p text:style-name="P2"><text:span text:style-name="T1"><text:tab/><text:tab/>Yours Very Truly/</text:span></text:p>
      <text:p text:style-name="P2"><text:span text:style-name="T1"><text:tab/><text:tab/><text:tab/>J I Lyon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1:15:39</meta:creation-date>
    <dc:date>2009-05-18T11:22:31</dc:date>
    <dc:language>en-US</dc:language>
    <meta:editing-cycles>2</meta:editing-cycles>
    <meta:editing-duration>PT6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393" meta:character-count="2583"/>
  </office:meta>
</office:document-meta>
</file>